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1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1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1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1" calcext:value-type="date">
            <text:p>21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5" calcext:value-type="float">
            <text:p>15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5" calcext:value-type="float">
            <text:p>5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7" office:value-type="string" calcext:value-type="string">
            <text:p>Список дел</text:p>
          </table:table-cell>
          <table:table-cell table:number-columns-repeated="2"/>
          <table:table-cell table:style-name="ce58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20:25:53.7123341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25T20:54:17.968529673</dc:date>
    <meta:editing-duration>P97DT20H59M32S</meta:editing-duration>
    <meta:editing-cycles>556</meta:editing-cycles>
    <meta:document-statistic meta:table-count="5" meta:cell-count="585" meta:object-count="0"/>
  </office:meta>
</office:document-meta>
</file>